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1">
      <style:text-properties fo:font-size="16pt" officeooo:rsid="001c4405" officeooo:paragraph-rsid="00659f3e" style:font-size-asian="16pt" style:font-size-complex="16pt"/>
    </style:style>
    <style:style style:name="P61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3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5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7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8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0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4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6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9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5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6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87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8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9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90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91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2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3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94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95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6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97" style:family="paragraph" style:parent-style-name="Standard" style:list-style-name="L57">
      <style:text-properties fo:font-size="16pt" officeooo:rsid="005bc5cb" officeooo:paragraph-rsid="0077fd86" style:font-size-asian="16pt" style:font-size-complex="16pt"/>
    </style:style>
    <style:style style:name="P98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99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00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01" style:family="paragraph" style:parent-style-name="Standard" style:list-style-name="L61">
      <style:text-properties fo:font-size="16pt" officeooo:rsid="005d5d36" officeooo:paragraph-rsid="005d5d36" style:font-size-asian="16pt" style:font-size-complex="16pt"/>
    </style:style>
    <style:style style:name="P102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103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104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105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106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107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108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109" style:family="paragraph" style:parent-style-name="Standard" style:list-style-name="L57">
      <style:text-properties fo:font-size="16pt" officeooo:rsid="0077fd86" officeooo:paragraph-rsid="0077fd86" style:font-size-asian="16pt" style:font-size-complex="16pt"/>
    </style:style>
    <style:style style:name="P110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6f32a"/>
    </style:style>
    <style:style style:name="T35" style:family="text">
      <style:text-properties officeooo:rsid="006763b5"/>
    </style:style>
    <style:style style:name="T36" style:family="text">
      <style:text-properties officeooo:rsid="0068c9ef"/>
    </style:style>
    <style:style style:name="T37" style:family="text">
      <style:text-properties officeooo:rsid="006a29a9"/>
    </style:style>
    <style:style style:name="T38" style:family="text">
      <style:text-properties officeooo:rsid="006b86a9"/>
    </style:style>
    <style:style style:name="T39" style:family="text">
      <style:text-properties officeooo:rsid="006d192c"/>
    </style:style>
    <style:style style:name="T40" style:family="text">
      <style:text-properties officeooo:rsid="006dcdf1"/>
    </style:style>
    <style:style style:name="T41" style:family="text">
      <style:text-properties officeooo:rsid="006e10fb"/>
    </style:style>
    <style:style style:name="T42" style:family="text">
      <style:text-properties officeooo:rsid="007155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4840612454973530279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8278452646410743722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64301679154794" text:continue-list="list4840612454973530279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8702466004703110006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64301302944073" text:continue-list="list164301679154794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5802698769561834594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236205201152386380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64303236452718" text:continue-list="list5802698769561834594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2448456445326653652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64302269176045" text:continue-list="list164303236452718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8339936247475140654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9">(àrea)</text:span></text:p>
            </text:list-item>
            <text:list-item>
              <text:p text:style-name="P16">Reproduction <text:span text:style-name="T29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940147218828850452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64301372125916" text:continue-list="list8339936247475140654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5658598243473325509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164302206639788" text:continue-list="list164301372125916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452147233728933341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9">(àrea)</text:span></text:p>
            </text:list-item>
            <text:list-item>
              <text:p text:style-name="P21">Reproduction <text:span text:style-name="T29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5561573177147519115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64302789012934" text:continue-list="list452147233728933341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273648946548870151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10">txt </text:span>Origins of technology and language </text:p>
            </text:list-item>
            <text:list-item>
              <text:p text:style-name="P24"><text:span text:style-name="T7">Tech nerd: No Boosts </text:span>-&gt;<text:span text:style-name="T7"> txt </text:span>quote Feynman</text:p>
            </text:list-item>
          </text:list>
        </text:list-item>
      </text:list>
      <text:list xml:id="list164301966879608" text:continue-list="list164302789012934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1845494560106417693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9">(àrea)</text:span></text:p>
            </text:list-item>
            <text:list-item>
              <text:p text:style-name="P26">Reproduction <text:span text:style-name="T29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1152130923811417618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64302556244151" text:continue-list="list1845494560106417693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5418878785898627043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10">txt Ficció sobre Neanderthals</text:span></text:p>
            </text:list-item>
            <text:list-item>
              <text:p text:style-name="P87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64302882304968" text:continue-list="list164302556244151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1182565479893253703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9">(àrea)</text:span></text:p>
            </text:list-item>
            <text:list-item>
              <text:p text:style-name="P29">Reproduction <text:span text:style-name="T29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1238794888344784180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64302822914629" text:continue-list="list1182565479893253703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276555445478610980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10">img </text:span>Hybridation Neanderthals</text:p>
            </text:list-item>
            <text:list-item>
              <text:p text:style-name="P88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64301200899198" text:continue-list="list164302822914629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1387465360427458755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9">(global)</text:span></text:p>
            </text:list-item>
            <text:list-item>
              <text:p text:style-name="P33">Resistance <text:span text:style-name="T29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2254912092426946037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64301894603958" text:continue-list="list1387465360427458755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341411167838816427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1">img warfare</text:span></text:p>
            </text:list-item>
            <text:list-item>
              <text:p text:style-name="P89">The world on horseback: creuar muntanyes pel nord-&gt; txt quote genghis khan</text:p>
            </text:list-item>
          </text:list>
        </text:list-item>
      </text:list>
      <text:list xml:id="list164303108865962" text:continue-list="list164301894603958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4876309052727309245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9">(àrea)</text:span></text:p>
            </text:list-item>
            <text:list-item>
              <text:p text:style-name="P36">Reproduction <text:span text:style-name="T29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2270876642981984154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64303071650096" text:continue-list="list4876309052727309245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8178267804776463312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90">Ice and fire: 10 eps → img igloo</text:p>
            </text:list-item>
          </text:list>
        </text:list-item>
      </text:list>
      <text:list xml:id="list164301327549425" text:continue-list="list164303071650096" text:style-name="L22">
        <text:list-header>
          <text:p text:style-name="P36"/>
        </text:list-header>
        <text:list-item>
          <text:p text:style-name="P36">Story:</text:p>
        </text:list-item>
      </text:list>
      <text:list xml:id="list4714171633758107417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7542399510912061301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9">(global)</text:span></text:p>
            </text:list-item>
            <text:list-item>
              <text:p text:style-name="P40">Influence <text:span text:style-name="T29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8832504207354465831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64301445129956" text:continue-list="list7542399510912061301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5895157196931784251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8">txt mohawk treballadors</text:span></text:p>
            </text:list-item>
          </text:list>
        </text:list-item>
      </text:list>
      <text:list xml:id="list164303279947225" text:continue-list="list164301445129956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6119685787972259901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64301990352007" text:continue-numbering="true" text:style-name="L29">
        <text:list-item>
          <text:p text:style-name="P43">Poders:</text:p>
          <text:list>
            <text:list-item>
              <text:p text:style-name="P44">Reproduction <text:span text:style-name="T29">(global)</text:span></text:p>
            </text:list-item>
            <text:list-item>
              <text:p text:style-name="P91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6750689381234697688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64302791545157" text:continue-list="list164301990352007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1632316503324953109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64302236717622" text:continue-list="list164302791545157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5920954683425259347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9">(àrea)</text:span></text:p>
            </text:list-item>
            <text:list-item>
              <text:p text:style-name="P48">Mobility <text:span text:style-name="T29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7882026572043881457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64302518001334" text:continue-list="list5920954683425259347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2027534014733907387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9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64301688475952" text:continue-list="list164302518001334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6658591689555424403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92">Warfare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30">(global)</text:span></text:p>
            </text:list-item>
            <text:list-item>
              <text:p text:style-name="P93">Mobility (area)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1993853498657972459" text:style-name="L36">
        <text:list-item>
          <text:list>
            <text:list-item>
              <text:p text:style-name="P53">Resources </text:p>
            </text:list-item>
            <text:list-item>
              <text:p text:style-name="P94">Dispersal</text:p>
            </text:list-item>
          </text:list>
        </text:list-item>
      </text:list>
      <text:list xml:id="list164301226613192" text:continue-list="list6658591689555424403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4523635765130300539" text:style-name="L37">
        <text:list-item>
          <text:list>
            <text:list-item>
              <text:p text:style-name="P54">?? : Success -&gt; Dibuix</text:p>
            </text:list-item>
            <text:list-item>
              <text:p text:style-name="P110"><text:span text:style-name="T19">Perfection 12</text:span> : Perfect →<text:span text:style-name="T23"> txt sky burials</text:span></text:p>
            </text:list-item>
            <text:list-item>
              <text:p text:style-name="P95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64302761983121" text:continue-list="list164301226613192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4822016179312315861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30">(àrea)</text:span></text:p>
            </text:list-item>
            <text:list-item>
              <text:p text:style-name="P55">Influence <text:span text:style-name="T30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9082830808426158803" text:style-name="L39">
        <text:list-item>
          <text:list>
            <text:list-item>
              <text:p text:style-name="P56">Resources <text:span text:style-name="T33">(fusta)</text:span></text:p>
            </text:list-item>
            <text:list-item>
              <text:p text:style-name="P56">Resources <text:span text:style-name="T33">(mineral)</text:span></text:p>
            </text:list-item>
          </text:list>
        </text:list-item>
      </text:list>
      <text:list xml:id="list164303120792093" text:continue-list="list4822016179312315861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9042708925117967349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9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64303263791105" text:continue-list="list164303120792093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4813826906146175436" text:style-name="L41">
        <text:list-item>
          <text:p text:style-name="P59"><text:span text:style-name="T34">Aconseguir un recurs tot i tenir exploitation per influència o ara bé per aniquilació dels competidors.</text:span></text:p>
          <text:p text:style-name="P59"/>
        </text:list-item>
        <text:list-item>
          <text:p text:style-name="P59">Atributs:</text:p>
          <text:list>
            <text:list-item>
              <text:p text:style-name="P103">Mobility</text:p>
            </text:list-item>
            <text:list-item>
              <text:p text:style-name="P59">Warfare</text:p>
            </text:list-item>
            <text:list-item>
              <text:p text:style-name="P102">Influència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60"><text:span text:style-name="T37">Mobilitat (àrea)</text:span></text:p>
            </text:list-item>
            <text:list-item>
              <text:p text:style-name="P102">Reproduction (global)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6341098704359743528" text:style-name="L42">
        <text:list-item>
          <text:list>
            <text:list-item>
              <text:p text:style-name="P62">Resources <text:span text:style-name="T35">(mineral)</text:span></text:p>
            </text:list-item>
            <text:list-item>
              <text:p text:style-name="P61">Dispersal</text:p>
            </text:list-item>
          </text:list>
        </text:list-item>
      </text:list>
      <text:list xml:id="list164302274629358" text:continue-list="list4813826906146175436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8830125306407554138" text:style-name="L43">
        <text:list-item>
          <text:list>
            <text:list-item>
              <text:p text:style-name="P63">?? : Success -&gt; Dibuix</text:p>
            </text:list-item>
            <text:list-item>
              <text:p text:style-name="P64"><text:span text:style-name="T19">Perfection 14</text:span> : Perfect -&gt; ??</text:p>
            </text:list-item>
            <text:list-item>
              <text:p text:style-name="P63">??</text:p>
            </text:list-item>
          </text:list>
        </text:list-item>
      </text:list>
      <text:list xml:id="list164301367461974" text:continue-list="list164302274629358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8449393736254289934" text:style-name="L44">
        <text:list-item>
          <text:p text:style-name="P65">Agafar fusta i canviar-lo per metalls a on hi ha una altra població mitjançant trade</text:p>
          <text:p text:style-name="P65"/>
        </text:list-item>
        <text:list-item>
          <text:p text:style-name="P65">Atributs: </text:p>
          <text:list>
            <text:list-item>
              <text:p text:style-name="P65">Trade</text:p>
            </text:list-item>
            <text:list-item>
              <text:p text:style-name="P104">Exploitation</text:p>
            </text:list-item>
            <text:list-item>
              <text:p text:style-name="P104"><text:span text:style-name="T38">Technology</text:span></text:p>
            </text:list-item>
          </text:list>
          <text:p text:style-name="P65"/>
        </text:list-item>
        <text:list-item>
          <text:p text:style-name="P65">Poders:</text:p>
          <text:list>
            <text:list-item>
              <text:p text:style-name="P65"><text:span text:style-name="T36">Mobility (àrea)</text:span></text:p>
            </text:list-item>
            <text:list-item>
              <text:p text:style-name="P65"><text:span text:style-name="T39">Reproduction (global)</text:span></text:p>
            </text:list-item>
          </text:list>
        </text:list-item>
      </text:list>
      <text:h text:style-name="Heading_20_4" text:outline-level="4"/>
      <text:list xml:id="list164302467657071" text:continue-numbering="true" text:style-name="L44">
        <text:list-item>
          <text:p text:style-name="P65">Goals:</text:p>
        </text:list-item>
      </text:list>
      <text:list xml:id="list6587373920278711819" text:style-name="L45">
        <text:list-item>
          <text:list>
            <text:list-item>
              <text:p text:style-name="P66">Resources <text:span text:style-name="T35">(wood)</text:span></text:p>
            </text:list-item>
            <text:list-item>
              <text:p text:style-name="P67">Resources <text:s/><text:span text:style-name="T35">(mineral)</text:span></text:p>
            </text:list-item>
          </text:list>
        </text:list-item>
      </text:list>
      <text:list xml:id="list164301692796062" text:continue-list="list164302467657071" text:style-name="L44">
        <text:list-header>
          <text:p text:style-name="P65"/>
        </text:list-header>
        <text:list-item>
          <text:p text:style-name="P65">Achievements:</text:p>
        </text:list-item>
      </text:list>
      <text:list xml:id="list8193462904159158683" text:style-name="L46">
        <text:list-item>
          <text:list>
            <text:list-item>
              <text:p text:style-name="P68">?? : Success -&gt; Dibuix</text:p>
            </text:list-item>
            <text:list-item>
              <text:p text:style-name="P69"><text:span text:style-name="T19">Perfection 15</text:span> : Perfect -&gt; ??</text:p>
            </text:list-item>
            <text:list-item>
              <text:p text:style-name="P68">??</text:p>
            </text:list-item>
          </text:list>
        </text:list-item>
      </text:list>
      <text:list xml:id="list164302043106718" text:continue-list="list164301692796062" text:style-name="L44">
        <text:list-header>
          <text:p text:style-name="P65"/>
        </text:list-header>
        <text:list-item>
          <text:p text:style-name="P65">Story:</text:p>
          <text:list>
            <text:list-item>
              <text:p text:style-name="P65">Dibu: Escena d'agricultura</text:p>
            </text:list-item>
            <text:list-item>
              <text:p text:style-name="P65">Contingut: </text:p>
            </text:list-item>
            <text:list-item>
              <text:p text:style-name="P65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3705575368925639113" text:style-name="L47">
        <text:list-item>
          <text:p text:style-name="P70">Transformar una zona àrida en una de ben cultivada</text:p>
          <text:p text:style-name="P70"/>
        </text:list-item>
        <text:list-item>
          <text:p text:style-name="P70">Atributs:</text:p>
          <text:list>
            <text:list-item>
              <text:p text:style-name="P70">Terraforming</text:p>
            </text:list-item>
            <text:list-item>
              <text:p text:style-name="P70">Technology</text:p>
            </text:list-item>
            <text:list-item>
              <text:p text:style-name="P70">Mobility</text:p>
            </text:list-item>
          </text:list>
          <text:p text:style-name="P70"/>
        </text:list-item>
        <text:list-item>
          <text:p text:style-name="P70">Poders:</text:p>
          <text:list>
            <text:list-item>
              <text:p text:style-name="P70">Reproduction <text:span text:style-name="T30">(global)</text:span></text:p>
            </text:list-item>
            <text:list-item>
              <text:p text:style-name="P70">Resistance <text:span text:style-name="T30">(àrea)</text:span></text:p>
            </text:list-item>
          </text:list>
          <text:p text:style-name="P70"/>
        </text:list-item>
        <text:list-item>
          <text:p text:style-name="P70">Goals:</text:p>
        </text:list-item>
      </text:list>
      <text:list xml:id="list4129315908544733680" text:style-name="L48">
        <text:list-item>
          <text:list>
            <text:list-item>
              <text:p text:style-name="P71">Dispersal</text:p>
            </text:list-item>
            <text:list-item>
              <text:p text:style-name="P71">Population</text:p>
            </text:list-item>
          </text:list>
        </text:list-item>
      </text:list>
      <text:list xml:id="list164302332010490" text:continue-list="list3705575368925639113" text:style-name="L47">
        <text:list-header>
          <text:p text:style-name="P70"/>
        </text:list-header>
        <text:list-item>
          <text:p text:style-name="P70">Achievements:</text:p>
        </text:list-item>
      </text:list>
      <text:list xml:id="list6626148523064154192" text:style-name="L49">
        <text:list-item>
          <text:list>
            <text:list-item>
              <text:p text:style-name="P72">?? : Success -&gt; Dibuix</text:p>
            </text:list-item>
            <text:list-item>
              <text:p text:style-name="P73"><text:span text:style-name="T19">Perfection 16</text:span> : Perfect -&gt; ??</text:p>
            </text:list-item>
            <text:list-item>
              <text:p text:style-name="P72">??</text:p>
            </text:list-item>
          </text:list>
        </text:list-item>
      </text:list>
      <text:list xml:id="list164302317447024" text:continue-list="list164302332010490" text:style-name="L47">
        <text:list-header>
          <text:p text:style-name="P70"/>
        </text:list-header>
        <text:list-item>
          <text:p text:style-name="P70">Story:</text:p>
          <text:list>
            <text:list-item>
              <text:p text:style-name="P70">Dibu: Escena de pesca</text:p>
            </text:list-item>
            <text:list-item>
              <text:p text:style-name="P70">Contingut: </text:p>
            </text:list-item>
            <text:list-item>
              <text:p text:style-name="P70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499233310203194571" text:style-name="L50">
        <text:list-item>
          <text:p text:style-name="P74">Expandir una població mitjançant terraforming mentre es recolecta un recurs (cal evitar sobreexplotació)</text:p>
          <text:p text:style-name="P74"/>
        </text:list-item>
        <text:list-item>
          <text:p text:style-name="P74">Atributs:</text:p>
          <text:list>
            <text:list-item>
              <text:p text:style-name="P74">Terraform</text:p>
            </text:list-item>
            <text:list-item>
              <text:p text:style-name="P74">Exploitation</text:p>
            </text:list-item>
            <text:list-item>
              <text:p text:style-name="P105">Resistance</text:p>
            </text:list-item>
          </text:list>
          <text:p text:style-name="P74"/>
        </text:list-item>
        <text:list-item>
          <text:p text:style-name="P74">Poders:</text:p>
          <text:list>
            <text:list-item>
              <text:p text:style-name="P74"><text:span text:style-name="T41">Reproduction</text:span> <text:span text:style-name="T30">(global)</text:span></text:p>
            </text:list-item>
            <text:list-item>
              <text:p text:style-name="P74"><text:span text:style-name="T40">Mobility</text:span> <text:span text:style-name="T30">(àrea)</text:span></text:p>
            </text:list-item>
          </text:list>
          <text:p text:style-name="P74"/>
        </text:list-item>
        <text:list-item>
          <text:p text:style-name="P74">Goals:</text:p>
        </text:list-item>
      </text:list>
      <text:list xml:id="list4895876404300595298" text:style-name="L51">
        <text:list-item>
          <text:list>
            <text:list-item>
              <text:p text:style-name="P76">Population</text:p>
            </text:list-item>
            <text:list-item>
              <text:p text:style-name="P76">Dispersal</text:p>
            </text:list-item>
            <text:list-item>
              <text:p text:style-name="P76">Resources</text:p>
            </text:list-item>
          </text:list>
        </text:list-item>
      </text:list>
      <text:list xml:id="list164301462712438" text:continue-list="list499233310203194571" text:style-name="L50">
        <text:list-header>
          <text:p text:style-name="P74"/>
        </text:list-header>
        <text:list-item>
          <text:p text:style-name="P74">Achievements:</text:p>
        </text:list-item>
      </text:list>
      <text:list xml:id="list7432912738301645007" text:style-name="L52">
        <text:list-item>
          <text:list>
            <text:list-item>
              <text:p text:style-name="P77">?? : Success -&gt; Dibuix</text:p>
            </text:list-item>
            <text:list-item>
              <text:p text:style-name="P78"><text:span text:style-name="T19">Perfection 17</text:span> : Perfect-<text:span text:style-name="T20">&gt; img miners de sulfur a java</text:span></text:p>
            </text:list-item>
            <text:list-item>
              <text:p text:style-name="P78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64303322660760" text:continue-list="list164301462712438" text:style-name="L50">
        <text:list-header>
          <text:p text:style-name="P74"/>
        </text:list-header>
        <text:list-item>
          <text:p text:style-name="P74">Story:</text:p>
          <text:list>
            <text:list-item>
              <text:p text:style-name="P75">Dibu: Ciutat al fons, i nau a la dreta</text:p>
            </text:list-item>
            <text:list-item>
              <text:p text:style-name="P74">Contingut: </text:p>
            </text:list-item>
            <text:list-item>
              <text:p text:style-name="P74">Text: "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1681984883410782027" text:style-name="L53">
        <text:list-item>
          <text:p text:style-name="P79">Expandir una població mitjançant terraforming mentre es competeix per un recurs amb una altra cultura</text:p>
          <text:p text:style-name="P79"/>
        </text:list-item>
        <text:list-item>
          <text:p text:style-name="P79">Atributs:</text:p>
          <text:list>
            <text:list-item>
              <text:p text:style-name="P108">Technology</text:p>
            </text:list-item>
            <text:list-item>
              <text:p text:style-name="P107">Reproduction</text:p>
            </text:list-item>
            <text:list-item>
              <text:p text:style-name="P79">Trade</text:p>
            </text:list-item>
          </text:list>
          <text:p text:style-name="P79"/>
        </text:list-item>
        <text:list-item>
          <text:p text:style-name="P79">Poders:</text:p>
          <text:list>
            <text:list-item>
              <text:p text:style-name="P79">Warfare <text:span text:style-name="T30">(global)</text:span></text:p>
            </text:list-item>
            <text:list-item>
              <text:p text:style-name="P106"><text:span text:style-name="T42">Influence </text:span>(<text:span text:style-name="T42">global</text:span>)</text:p>
            </text:list-item>
          </text:list>
          <text:p text:style-name="P79"/>
        </text:list-item>
        <text:list-item>
          <text:p text:style-name="P79">Goals:</text:p>
        </text:list-item>
      </text:list>
      <text:list xml:id="list5427255141527747606" text:style-name="L54">
        <text:list-item>
          <text:list>
            <text:list-item>
              <text:p text:style-name="P80">Population</text:p>
            </text:list-item>
            <text:list-item>
              <text:p text:style-name="P80">Resources</text:p>
            </text:list-item>
            <text:list-item>
              <text:p text:style-name="P80">Resources</text:p>
            </text:list-item>
          </text:list>
        </text:list-item>
      </text:list>
      <text:list xml:id="list164302073349563" text:continue-list="list1681984883410782027" text:style-name="L53">
        <text:list-header>
          <text:p text:style-name="P79"/>
        </text:list-header>
        <text:list-item>
          <text:p text:style-name="P79">Achievements:</text:p>
        </text:list-item>
      </text:list>
      <text:list xml:id="list5549992772387033385" text:style-name="L55">
        <text:list-item>
          <text:list>
            <text:list-item>
              <text:p text:style-name="P81">?? : Success -&gt; Dibuix</text:p>
            </text:list-item>
            <text:list-item>
              <text:p text:style-name="P81">?? : Perfect -&gt; ??</text:p>
            </text:list-item>
            <text:list-item>
              <text:p text:style-name="P81">??</text:p>
            </text:list-item>
          </text:list>
        </text:list-item>
      </text:list>
      <text:list xml:id="list164302136043045" text:continue-list="list164302073349563" text:style-name="L53">
        <text:list-header>
          <text:p text:style-name="P79"/>
        </text:list-header>
        <text:list-item>
          <text:p text:style-name="P79">Story:</text:p>
          <text:list>
            <text:list-item>
              <text:p text:style-name="P79">Dibu: Escena d'intercanvi entre animals i un carro</text:p>
            </text:list-item>
            <text:list-item>
              <text:p text:style-name="P79">Contingut: </text:p>
            </text:list-item>
            <text:list-item>
              <text:p text:style-name="P79">Text: "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5094294891222862781" text:style-name="L56">
        <text:list-item>
          <text:p text:style-name="P96">Aconseguir suficient població per destruïr l'altra població</text:p>
          <text:p text:style-name="P82"/>
        </text:list-item>
        <text:list-item>
          <text:p text:style-name="P82">Atributs:</text:p>
          <text:list>
            <text:list-item>
              <text:p text:style-name="P82">Terraform</text:p>
            </text:list-item>
            <text:list-item>
              <text:p text:style-name="P98">Technology</text:p>
            </text:list-item>
            <text:list-item>
              <text:p text:style-name="P96">Warfare</text:p>
            </text:list-item>
          </text:list>
          <text:p text:style-name="P82"/>
        </text:list-item>
        <text:list-item>
          <text:p text:style-name="P82">Poders:</text:p>
          <text:list>
            <text:list-item>
              <text:p text:style-name="P82"><text:span text:style-name="T31">Reproduction</text:span> <text:span text:style-name="T30">(global)</text:span></text:p>
            </text:list-item>
            <text:list-item>
              <text:p text:style-name="P82">Mobility <text:span text:style-name="T30">(àrea)</text:span></text:p>
            </text:list-item>
          </text:list>
          <text:p text:style-name="P82"/>
        </text:list-item>
        <text:list-item>
          <text:p text:style-name="P82">Goals:</text:p>
        </text:list-item>
      </text:list>
      <text:list xml:id="list3606643342516582251" text:style-name="L57">
        <text:list-item>
          <text:list>
            <text:list-item>
              <text:p text:style-name="P97">Population</text:p>
            </text:list-item>
            <text:list-item>
              <text:p text:style-name="P109">Dispersal</text:p>
            </text:list-item>
            <text:list-item>
              <text:p text:style-name="P109">Population</text:p>
            </text:list-item>
          </text:list>
        </text:list-item>
      </text:list>
      <text:list xml:id="list164302340392600" text:continue-list="list5094294891222862781" text:style-name="L56">
        <text:list-header>
          <text:p text:style-name="P82"/>
        </text:list-header>
        <text:list-item>
          <text:p text:style-name="P82">Achievements:</text:p>
        </text:list-item>
      </text:list>
      <text:list xml:id="list775482629929415059" text:style-name="L58">
        <text:list-item>
          <text:list>
            <text:list-item>
              <text:p text:style-name="P83">?? : Success -&gt; Dibuix</text:p>
            </text:list-item>
            <text:list-item>
              <text:p text:style-name="P83">?? : Perfect -&gt; ??</text:p>
            </text:list-item>
            <text:list-item>
              <text:p text:style-name="P83">??</text:p>
            </text:list-item>
          </text:list>
        </text:list-item>
      </text:list>
      <text:list xml:id="list164301954400896" text:continue-list="list164302340392600" text:style-name="L56">
        <text:list-header>
          <text:p text:style-name="P82"/>
        </text:list-header>
        <text:list-item>
          <text:p text:style-name="P82">Story:</text:p>
          <text:list>
            <text:list-item>
              <text:p text:style-name="P82">Dibu: <text:span text:style-name="T31">Escena de guerra</text:span></text:p>
            </text:list-item>
            <text:list-item>
              <text:p text:style-name="P82">Contingut: </text:p>
            </text:list-item>
            <text:list-item>
              <text:p text:style-name="P82">Text: "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6509941813146634396" text:style-name="L59">
        <text:list-item>
          <text:p text:style-name="P99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4">Atributs:</text:p>
          <text:list>
            <text:list-item>
              <text:p text:style-name="P84">Reproduction</text:p>
            </text:list-item>
            <text:list-item>
              <text:p text:style-name="P99">Technology</text:p>
            </text:list-item>
            <text:list-item>
              <text:p text:style-name="P99">Resistance</text:p>
            </text:list-item>
          </text:list>
        </text:list-item>
        <text:list-item>
          <text:p text:style-name="P84">Poders:</text:p>
          <text:list>
            <text:list-item>
              <text:p text:style-name="P99">Reproduction</text:p>
            </text:list-item>
            <text:list-item>
              <text:p text:style-name="P84">Mobility <text:span text:style-name="T30">(àrea)</text:span></text:p>
            </text:list-item>
          </text:list>
          <text:p text:style-name="P84"/>
        </text:list-item>
        <text:list-item>
          <text:p text:style-name="P85">Goals:</text:p>
          <text:list>
            <text:list-item>
              <text:p text:style-name="P99">Per eliminar la població:</text:p>
            </text:list-item>
          </text:list>
        </text:list-item>
      </text:list>
      <text:list xml:id="list481362411317389349" text:style-name="L60">
        <text:list-item>
          <text:list>
            <text:list-item>
              <text:p text:style-name="P100">Population (a 0)</text:p>
            </text:list-item>
          </text:list>
        </text:list-item>
      </text:list>
      <text:list xml:id="list164301592658151" text:continue-list="list6509941813146634396" text:style-name="L59">
        <text:list-item>
          <text:list>
            <text:list-item>
              <text:p text:style-name="P99">Per salvar la població:</text:p>
            </text:list-item>
          </text:list>
        </text:list-item>
      </text:list>
      <text:list xml:id="list7091298271425753250" text:style-name="L61">
        <text:list-item>
          <text:p text:style-name="P101">Population</text:p>
        </text:list-item>
        <text:list-item>
          <text:p text:style-name="P101">Dispersal<text:tab/></text:p>
        </text:list-item>
      </text:list>
      <text:list xml:id="list164302443098486" text:continue-list="list164301592658151" text:style-name="L59">
        <text:list-header>
          <text:p text:style-name="P84"/>
        </text:list-header>
        <text:list-item>
          <text:p text:style-name="P84">Achievements:</text:p>
        </text:list-item>
      </text:list>
      <text:list xml:id="list1130977368182681455" text:style-name="L62">
        <text:list-item>
          <text:p text:style-name="P86"><text:span text:style-name="T18">Humans go home!</text:span> : Success -&gt; Dibuix</text:p>
        </text:list-item>
        <text:list-item>
          <text:p text:style-name="P86"><text:span text:style-name="T22">That's no moon: </text:span>Perfect<text:span text:style-name="T19">ion </text:span>&gt; <text:span text:style-name="T5">Imatge: arrivada a la lluna</text:span></text:p>
        </text:list-item>
        <text:list-item>
          <text:p text:style-name="P86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64303157982544" text:continue-list="list164302443098486" text:style-name="L59">
        <text:list-header>
          <text:p text:style-name="P84"/>
        </text:list-header>
        <text:list-item>
          <text:p text:style-name="P84">Story:</text:p>
          <text:list>
            <text:list-item>
              <text:p text:style-name="P84">Dibu: Fi del culte als Guies, destrucció dels símbols mentre la nau marxa</text:p>
            </text:list-item>
            <text:list-item>
              <text:p text:style-name="P84">Contingut: </text:p>
            </text:list-item>
            <text:list-item>
              <text:p text:style-name="P84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08T16:43:01.131783268</dc:date>
    <dc:creator>Xavier Rubio-Campillo</dc:creator>
    <meta:editing-duration>PT20H28M28S</meta:editing-duration>
    <meta:editing-cycles>78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9" meta:word-count="1752" meta:character-count="8797" meta:non-whitespace-character-count="7901"/>
  </office:meta>
</office:document-meta>
</file>